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sign px</text:p>
          </table:table-cell>
          <table:table-cell office:value-type="string" calcext:value-type="string">
            <text:p>Design units</text:p>
          </table:table-cell>
          <table:table-cell office:value-type="string" calcext:value-type="string">
            <text:p>css px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arget screen siz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float" office:value="1080" calcext:value-type="float">
            <text:p>108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ss screen siz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ttp://mydevice.io/devices/</text:p>
          </table:table-cell>
          <table:table-cell/>
          <table:table-cell office:value-type="string" calcext:value-type="string">
            <text:p>LG Nexus 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design g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F7]/[.E7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8]/[.E8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esign grid squar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4]*[.$F$1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15]*[.$F$11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16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header</text:p>
          </table:table-cell>
          <table:table-cell table:number-columns-repeated="3"/>
          <table:table-cell table:formula="of:=[.E17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18]*[.$F$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19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ooter</text:p>
          </table:table-cell>
          <table:table-cell table:number-columns-repeated="3"/>
          <table:table-cell table:formula="of:=[.E20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igth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21]*[.$F$11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22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23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24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25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26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E27]*[.$F$1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16:36.052000000</meta:creation-date>
    <meta:generator>LibreOffice/5.0.1.2$Windows_X86_64 LibreOffice_project/81898c9f5c0d43f3473ba111d7b351050be20261</meta:generator>
    <dc:date>2015-09-01T22:02:22.098000000</dc:date>
    <meta:editing-duration>P1DT30M17S</meta:editing-duration>
    <meta:editing-cycles>1</meta:editing-cycles>
    <meta:document-statistic meta:table-count="1" meta:cell-count="51" meta:object-count="0"/>
  </office:meta>
</office:document-meta>
</file>